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Lucida Console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fab21" officeooo:paragraph-rsid="002fab21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fab21" officeooo:paragraph-rsid="00370cb6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99749" officeooo:paragraph-rsid="00299749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65af" officeooo:paragraph-rsid="001f5e68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5e68" officeooo:paragraph-rsid="001f5e68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9749" officeooo:paragraph-rsid="00299749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fab21" officeooo:paragraph-rsid="002fab21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fab21" officeooo:paragraph-rsid="002fab21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2fab21" officeooo:paragraph-rsid="002fab21" style:font-size-asian="12pt" style:font-weight-asian="normal" style:font-size-complex="12pt" style:font-weight-complex="normal" loext:padding="0cm" loext:border="none"/>
    </style:style>
    <style:style style:name="P10" style:family="paragraph" style:parent-style-name="Standard">
      <style:text-properties fo:color="#000000" style:font-name="Liberation Serif" fo:font-size="12pt" fo:font-weight="bold" officeooo:rsid="001465af" officeooo:paragraph-rsid="001465af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2fab21" officeooo:paragraph-rsid="002fab21" style:font-size-asian="12pt" style:font-weight-asian="normal" style:font-size-complex="12pt" style:font-weight-complex="normal" loext:padding="0cm" loext:border="none"/>
    </style:style>
    <style:style style:name="P12" style:family="paragraph" style:parent-style-name="Standard">
      <style:text-properties fo:font-variant="normal" fo:text-transform="none" fo:color="#000000" style:font-name="Monaco" fo:font-size="10.5pt" fo:letter-spacing="normal" fo:font-style="normal" fo:font-weight="normal" officeooo:rsid="003d7994" officeooo:paragraph-rsid="003d7994" style:font-size-asian="12pt" style:font-weight-asian="normal" style:font-size-complex="12pt" style:font-weight-complex="normal" loext:padding="0cm" loext:border="none"/>
    </style:style>
    <style:style style:name="P13" style:family="paragraph" style:parent-style-name="Standard">
      <style:text-properties fo:font-variant="normal" fo:text-transform="none" fo:color="#000000" style:font-name="Monaco" fo:font-size="10.5pt" fo:letter-spacing="normal" fo:font-style="normal" fo:font-weight="bold" officeooo:rsid="003d7994" officeooo:paragraph-rsid="003d7994" style:font-size-asian="12pt" style:font-weight-asian="bold" style:font-size-complex="12pt" style:font-weight-complex="bold" loext:padding="0cm" loext:border="none"/>
    </style:style>
    <style:style style:name="T1" style:family="text">
      <style:text-properties officeooo:rsid="001b3611"/>
    </style:style>
    <style:style style:name="T2" style:family="text">
      <style:text-properties officeooo:rsid="00214e3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Monaco" fo:font-size="10.5pt"/>
    </style:style>
    <style:style style:name="T5" style:family="text">
      <style:text-properties style:font-name="Monaco" fo:font-size="10.5pt" loext:padding="0cm" loext:border="none"/>
    </style:style>
    <style:style style:name="T6" style:family="text">
      <style:text-properties style:font-name="Monaco" fo:font-size="10.5pt" officeooo:rsid="00370cb6" loext:padding="0cm" loext:border="none"/>
    </style:style>
    <style:style style:name="T7" style:family="text">
      <style:text-properties style:text-underline-style="solid" style:text-underline-type="double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ort Forwarding on remote machine</text:p>
      <text:p text:style-name="P10"/>
      <text:p text:style-name="P4">Remote port forwarding is forwarding a port of a local machine to a remote <text:span text:style-name="T1">machine</text:span>.</text:p>
      <text:p text:style-name="P4"/>
      <text:p text:style-name="P5">Means suppose we have and active application on our local machine it could be accessable from our remote machine <text:span text:style-name="T2">with the mentioned port.</text:span></text:p>
      <text:p text:style-name="P4"/>
      <text:p text:style-name="P5">1. Go to <text:span text:style-name="T2">Remote machine and edit file</text:span></text:p>
      <text:p text:style-name="P5"/>
      <text:p text:style-name="P3">sudo vim /etc/sshd_config</text:p>
      <text:p text:style-name="P6"/>
      <text:p text:style-name="P6">comment gateway to yes</text:p>
      <text:p text:style-name="P6"/>
      <text:p text:style-name="P7">2. restart ssh</text:p>
      <text:p text:style-name="P7"/>
      <text:p text:style-name="P1">systemctl restart sshd</text:p>
      <text:p text:style-name="P1"/>
      <text:p text:style-name="P1"/>
      <text:p text:style-name="P1">3. <text:span text:style-name="T3"><text:s/>Now come to our local machine</text:span></text:p>
      <text:p text:style-name="P8"/>
      <text:p text:style-name="P1"><text:span text:style-name="T5">ssh -R 9999</text:span><text:span text:style-name="T4">:localhost:</text:span><text:span text:style-name="T5">80 remote (machine ip address)</text:span></text:p>
      <text:p text:style-name="P1"/>
      <text:p text:style-name="P2"><text:span text:style-name="T5">ssh -R 9999</text:span><text:span text:style-name="T4">:localhost:</text:span><text:span text:style-name="T5">80 remote (machine ip address) -</text:span><text:span text:style-name="T6">N -f</text:span></text:p>
      <text:p text:style-name="P9"/>
      <text:p text:style-name="P9">this will port 80 activities to port 9999 of the mentioned ip address.</text:p>
      <text:p text:style-name="P9"/>
      <text:p text:style-name="P12">4. To stop that invisible process</text:p>
      <text:p text:style-name="P13"/>
      <text:p text:style-name="P13">ps aux | grep ssh</text:p>
      <text:p text:style-name="P12"/>
      <text:p text:style-name="P12">see the pid and then kill that </text:p>
      <text:p text:style-name="P9"/>
      <text:p text:style-name="P12">kill pid<text:span text:style-name="T7">no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Lucida Console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4:49:31.477775051</meta:creation-date>
    <meta:generator>LibreOffice/5.1.6.2$Linux_X86_64 LibreOffice_project/10m0$Build-2</meta:generator>
    <dc:date>2019-06-10T14:57:44.571305610</dc:date>
    <meta:editing-duration>PT36M56S</meta:editing-duration>
    <meta:editing-cycles>9</meta:editing-cycles>
    <meta:document-statistic meta:table-count="0" meta:image-count="0" meta:object-count="0" meta:page-count="1" meta:paragraph-count="16" meta:word-count="120" meta:character-count="677" meta:non-whitespace-character-count="571"/>
  </office:meta>
</office:document-meta>
</file>